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ddd2e" officeooo:paragraph-rsid="001ddd2e" style:font-size-asian="20pt" style:font-size-complex="20pt"/>
    </style:style>
    <style:style style:name="P2" style:family="paragraph" style:parent-style-name="Standard">
      <style:text-properties fo:font-size="20pt" officeooo:rsid="001ddd2e" officeooo:paragraph-rsid="001ddd2e" fo:background-color="#ffff00" style:font-size-asian="20pt" style:font-size-complex="20pt"/>
    </style:style>
    <style:style style:name="T1" style:family="text">
      <style:text-properties fo:color="#c9211e" fo:background-color="#ffff00" loext:char-shading-value="0"/>
    </style:style>
    <style:style style:name="T2" style:family="text">
      <style:text-properties fo:color="#800080" fo:font-weight="bold" fo:background-color="#ffff00" loext:char-shading-value="0" style:font-weight-asian="bold" style:font-weight-complex="bold"/>
    </style:style>
    <style:style style:name="T3" style:family="text">
      <style:text-properties fo:color="#800080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30298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base) manasi@mansi:~$ <text:span text:style-name="T1">sudo mysql -u root</text:span></text:p>
      <text:p text:style-name="P1">[sudo] password for manasi: </text:p>
      <text:p text:style-name="P1">Sorry, try again.</text:p>
      <text:p text:style-name="P1">[sudo] password for manasi: </text:p>
      <text:p text:style-name="P1">Welcome to the MySQL monitor. <text:s/>Commands end with ; or \g.</text:p>
      <text:p text:style-name="P1">Your MySQL connection id is 8</text:p>
      <text:p text:style-name="P1">Server version: 8.0.19-0ubuntu5 (Ubuntu)</text:p>
      <text:p text:style-name="P1"/>
      <text:p text:style-name="P1">Copyright (c) 2000, 2020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text:span text:style-name="T1">select version&lt;&gt;;</text:span></text:p>
      <text:p text:style-name="P1">ERROR 1064 (42000): You have an error in your SQL syntax; check the manual that corresponds to your MySQL server version for the right syntax to use near '' at line 1</text:p>
      <text:p text:style-name="P1">mysql&gt; select version();</text:p>
      <text:p text:style-name="P1">+-----------------+</text:p>
      <text:p text:style-name="P1">| version() <text:s text:c="6"/>|</text:p>
      <text:p text:style-name="P1">+-----------------+</text:p>
      <text:p text:style-name="P1">| 8.0.19-0ubuntu5 |</text:p>
      <text:p text:style-name="P1">+-----------------+</text:p>
      <text:p text:style-name="P1"><text:soft-page-break/>1 row in set (0.00 sec)</text:p>
      <text:p text:style-name="P1"/>
      <text:p text:style-name="P1">mysql&gt; <text:span text:style-name="T2">select current_date();</text:span></text:p>
      <text:p text:style-name="P1">+----------------+</text:p>
      <text:p text:style-name="P1">| current_date() |</text:p>
      <text:p text:style-name="P1">+----------------+</text:p>
      <text:p text:style-name="P1">| 2020-09-04 <text:s text:c="4"/>|</text:p>
      <text:p text:style-name="P1">+----------------+</text:p>
      <text:p text:style-name="P1">1 row in set (0.01 sec)</text:p>
      <text:p text:style-name="P1"/>
      <text:p text:style-name="P1">mysql&gt; select CURRENT_DATE();</text:p>
      <text:p text:style-name="P1">+----------------+</text:p>
      <text:p text:style-name="P1">| CURRENT_DATE() |</text:p>
      <text:p text:style-name="P1">+----------------+</text:p>
      <text:p text:style-name="P1">| 2020-09-04 <text:s text:c="4"/>|</text:p>
      <text:p text:style-name="P1">+----------------+</text:p>
      <text:p text:style-name="P1">1 row in set (0.00 sec)</text:p>
      <text:p text:style-name="P1"/>
      <text:p text:style-name="P1">mysql&gt; select 4+5;</text:p>
      <text:p text:style-name="P1">+-----+</text:p>
      <text:p text:style-name="P1">| 4+5 |</text:p>
      <text:p text:style-name="P1">+-----+</text:p>
      <text:p text:style-name="P1">| <text:s text:c="2"/>9 |</text:p>
      <text:p text:style-name="P1">+-----+</text:p>
      <text:p text:style-name="P1">1 row in set (0.00 sec)</text:p>
      <text:p text:style-name="P1"/>
      <text:p text:style-name="P1">mysql&gt; <text:span text:style-name="T3">select sin(pi()/4);</text:span></text:p>
      <text:p text:style-name="P1">+--------------------+</text:p>
      <text:p text:style-name="P1">| sin(pi()/4) <text:s text:c="7"/>|</text:p>
      <text:p text:style-name="P1">+--------------------+</text:p>
      <text:p text:style-name="P1">| 0.7071067811865475 |</text:p>
      <text:p text:style-name="P1"><text:soft-page-break/>+--------------------+</text:p>
      <text:p text:style-name="P1">1 row in set (0.04 sec)</text:p>
      <text:p text:style-name="P1"/>
      <text:p text:style-name="P1">mysql&gt; select version(); select current_date();</text:p>
      <text:p text:style-name="P1">+-----------------+</text:p>
      <text:p text:style-name="P1">| version() <text:s text:c="6"/>|</text:p>
      <text:p text:style-name="P1">+-----------------+</text:p>
      <text:p text:style-name="P1">| 8.0.19-0ubuntu5 |</text:p>
      <text:p text:style-name="P1">+-----------------+</text:p>
      <text:p text:style-name="P1">1 row in set (0.00 sec)</text:p>
      <text:p text:style-name="P1"/>
      <text:p text:style-name="P1">+----------------+</text:p>
      <text:p text:style-name="P1">| current_date() |</text:p>
      <text:p text:style-name="P1">+----------------+</text:p>
      <text:p text:style-name="P1">| 2020-09-04 <text:s text:c="4"/>|</text:p>
      <text:p text:style-name="P1">+----------------+</text:p>
      <text:p text:style-name="P1">1 row in set (0.00 sec)</text:p>
      <text:p text:style-name="P1"/>
      <text:p text:style-name="P1">mysql&gt; select version(), select current_date();</text:p>
      <text:p text:style-name="P1">ERROR 1064 (42000): You have an error in your SQL syntax; check the manual that corresponds to your MySQL server version for the right syntax to use near 'select current_date()' at line 1</text:p>
      <text:p text:style-name="P1">mysql&gt; select version(),current_date();</text:p>
      <text:p text:style-name="P1">+-----------------+----------------+</text:p>
      <text:p text:style-name="P1">| version() <text:s text:c="6"/>| current_date() |</text:p>
      <text:p text:style-name="P1">+-----------------+----------------+</text:p>
      <text:p text:style-name="P1">| 8.0.19-0ubuntu5 | 2020-09-04 <text:s text:c="4"/>|</text:p>
      <text:p text:style-name="P1">+-----------------+----------------+</text:p>
      <text:p text:style-name="P1">1 row in set (0.00 sec)</text:p>
      <text:p text:style-name="P1"/>
      <text:p text:style-name="P1"><text:soft-page-break/>mysql&gt; <text:span text:style-name="T3">show databases;</text:span>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4 rows in set (0.05 sec)</text:p>
      <text:p text:style-name="P1"/>
      <text:p text:style-name="P1">mysql&gt; <text:span text:style-name="T4">create database Msc_modern2020</text:span></text:p>
      <text:p text:style-name="P1"><text:s text:c="4"/>-&gt; ;</text:p>
      <text:p text:style-name="P1">Query OK, 1 row affected (0.17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Msc_modern2020 <text:s text:c="4"/>|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5 rows in set (0.00 sec)</text:p>
      <text:p text:style-name="P1"/>
      <text:p text:style-name="P1">mysql&gt; create table t1(a int primary key,b float);</text:p>
      <text:p text:style-name="P1">ERROR 1046 (3D000): No database selected</text:p>
      <text:p text:style-name="P1">mysql&gt; <text:span text:style-name="T4">use Msc_modern2020</text:span></text:p>
      <text:p text:style-name="P1">Database changed</text:p>
      <text:p text:style-name="P1"><text:soft-page-break/>mysql&gt; show tables;</text:p>
      <text:p text:style-name="P1">Empty set (0.01 sec)</text:p>
      <text:p text:style-name="P1"/>
      <text:p text:style-name="P1">mysql&gt; <text:span text:style-name="T4">create table t1(a int primary key,b float);</text:span></text:p>
      <text:p text:style-name="P1">Query OK, 0 rows affected (0.47 sec)</text:p>
      <text:p text:style-name="P1"/>
      <text:p text:style-name="P1">mysql&gt; <text:span text:style-name="T4">show tables;</text:span></text:p>
      <text:p text:style-name="P1">+--------------------------+</text:p>
      <text:p text:style-name="P1">| Tables_in_Msc_modern2020 |</text:p>
      <text:p text:style-name="P1">+--------------------------+</text:p>
      <text:p text:style-name="P1">| t1 <text:s text:c="22"/>|</text:p>
      <text:p text:style-name="P1">+--------------------------+</text:p>
      <text:p text:style-name="P1">1 row in set (0.00 sec)</text:p>
      <text:p text:style-name="P1"/>
      <text:p text:style-name="P1">mysql&gt; <text:span text:style-name="T4">desc t1;</text:span></text:p>
      <text:p text:style-name="P1">+-------+-------+------+-----+---------+-------+</text:p>
      <text:p text:style-name="P1">| Field | Type <text:s/>| Null | Key | Default | Extra |</text:p>
      <text:p text:style-name="P1">+-------+-------+------+-----+---------+-------+</text:p>
      <text:p text:style-name="P1">| a <text:s text:c="4"/>| int <text:s text:c="2"/>| NO <text:s text:c="2"/>| PRI | NULL <text:s text:c="3"/>| <text:s text:c="6"/>|</text:p>
      <text:p text:style-name="P1">| b <text:s text:c="4"/>| float | YES <text:s/>| <text:s text:c="4"/>| NULL <text:s text:c="3"/>| <text:s text:c="6"/>|</text:p>
      <text:p text:style-name="P1">+-------+-------+------+-----+---------+-------+</text:p>
      <text:p text:style-name="P1">2 rows in set (0.01 sec)</text:p>
      <text:p text:style-name="P1"/>
      <text:p text:style-name="P1">mysql&gt; <text:span text:style-name="T4">create table t2(b int references t1(a), c text,d date);</text:span></text:p>
      <text:p text:style-name="P2">Query OK, 0 rows affected (0.45 sec)</text:p>
      <text:p text:style-name="P1"/>
      <text:p text:style-name="P1">mysql&gt; desc t2;</text:p>
      <text:p text:style-name="P1">+-------+------+------+-----+---------+-------+</text:p>
      <text:p text:style-name="P1">| Field | Type | Null | Key | Default | Extra |</text:p>
      <text:p text:style-name="P1">+-------+------+------+-----+---------+-------+</text:p>
      <text:p text:style-name="P1">| b <text:s text:c="4"/>| int <text:s/>| YES <text:s/>| <text:s text:c="4"/>| NULL <text:s text:c="3"/>| <text:s text:c="6"/>|</text:p>
      <text:p text:style-name="P1"><text:soft-page-break/>| c <text:s text:c="4"/>| text | YES <text:s/>| <text:s text:c="4"/>| NULL <text:s text:c="3"/>| <text:s text:c="6"/>|</text:p>
      <text:p text:style-name="P1">| d <text:s text:c="4"/>| date | YES <text:s/>| <text:s text:c="4"/>| NULL <text:s text:c="3"/>| <text:s text:c="6"/>|</text:p>
      <text:p text:style-name="P1">+-------+------+------+-----+---------+-------+</text:p>
      <text:p text:style-name="P1">3 rows in set (0.00 sec)</text:p>
      <text:p text:style-name="P1"/>
      <text:p text:style-name="P1">mysql&gt;<text:span text:style-name="T4"> create table t3(b int, c text ,d date, foreign key(b) references t1(a));</text:span></text:p>
      <text:p text:style-name="P2">Query OK, 0 rows affected (1.70 sec)</text:p>
      <text:p text:style-name="P1"/>
      <text:p text:style-name="P1">mysql&gt; desc t3</text:p>
      <text:p text:style-name="P1"><text:s text:c="4"/>-&gt; ;</text:p>
      <text:p text:style-name="P1">+-------+------+------+-----+---------+-------+</text:p>
      <text:p text:style-name="P1">| Field | Type | Null | Key | Default | Extra |</text:p>
      <text:p text:style-name="P1">+-------+------+------+-----+---------+-------+</text:p>
      <text:p text:style-name="P1">| b <text:s text:c="4"/>| int <text:s/>| YES <text:s/>| MUL | NULL <text:s text:c="3"/>| <text:s text:c="6"/>|</text:p>
      <text:p text:style-name="P1">| c <text:s text:c="4"/>| text | YES <text:s/>| <text:s text:c="4"/>| NULL <text:s text:c="3"/>| <text:s text:c="6"/>|</text:p>
      <text:p text:style-name="P1">| d <text:s text:c="4"/>| date | YES <text:s/>| <text:s text:c="4"/>| NULL <text:s text:c="3"/>| <text:s text:c="6"/>|</text:p>
      <text:p text:style-name="P1">+-------+------+------+-----+---------+-------+</text:p>
      <text:p text:style-name="P1">3 rows in set (0.00 sec)</text:p>
      <text:p text:style-name="P1"/>
      <text:p text:style-name="P1">mysql&gt; select user();</text:p>
      <text:p text:style-name="P1">+----------------+</text:p>
      <text:p text:style-name="P1">| user() <text:s text:c="8"/>|</text:p>
      <text:p text:style-name="P1">+----------------+</text:p>
      <text:p text:style-name="P1">| root@localhost |</text:p>
      <text:p text:style-name="P1">+----------------+</text:p>
      <text:p text:style-name="P1">1 row in set (0.00 sec)</text:p>
      <text:p text:style-name="P1"/>
      <text:p text:style-name="P1"/>
      <text:p text:style-name="P1">mysql&gt; show tables;</text:p>
      <text:p text:style-name="P1">ERROR 1046 (3D000): No database selected</text:p>
      <text:p text:style-name="P1"><text:soft-page-break/>mysql&gt; use Msc_modern2020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how tables;</text:p>
      <text:p text:style-name="P1">+--------------------------+</text:p>
      <text:p text:style-name="P1">| Tables_in_Msc_modern2020 |</text:p>
      <text:p text:style-name="P1">+--------------------------+</text:p>
      <text:p text:style-name="P1">| t1 <text:s text:c="22"/>|</text:p>
      <text:p text:style-name="P1">| t2 <text:s text:c="22"/>|</text:p>
      <text:p text:style-name="P1">| t3 <text:s text:c="22"/>|</text:p>
      <text:p text:style-name="P1">+--------------------------+</text:p>
      <text:p text:style-name="P1">3 rows in set (0.01 sec)</text:p>
      <text:p text:style-name="P1"/>
      <text:p text:style-name="P1">mysql&gt; </text:p>
      <text:p text:style-name="P1"/>
      <text:p text:style-name="P1"/>
      <text:p text:style-name="P1">use Msc_modern2020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<text:span text:style-name="T4">create table pet(name varchar(20) primary key, owner varchar(15),species</text:span></text:p>
      <text:p text:style-name="P2">varchar(5),gender varchar(1), birth date,death date);</text:p>
      <text:p text:style-name="P1">Query OK, 0 rows affected (0.62 sec)</text:p>
      <text:p text:style-name="P1"/>
      <text:p text:style-name="P1"><text:soft-page-break/>mysql&gt; <text:span text:style-name="T4">insert into pet(name,owner,species,gender,birth)values('Fluffy','Harold','cat','f','1993’</text:span><text:span text:style-name="T5">);</text:span></text:p>
      <text:p text:style-name="P1">Query OK, 1 row affected (0.19 sec)</text:p>
      <text:p text:style-name="P1"/>
      <text:p text:style-name="P1"/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| Fluffy | Harold | cat <text:s text:c="4"/>| f <text:s text:c="5"/>| 1993-02-04 | NULL <text:s/>|</text:p>
      <text:p text:style-name="P1">+--------+--------+---------+--------+------------+-------+</text:p>
      <text:p text:style-name="P1">1 row in set (0.00 sec)</text:p>
      <text:p text:style-name="P1"/>
      <text:p text:style-name="P1">mysql&gt; insert into pet(name,owner,species,gender,birth)values('Fluffy','Harolmysql&gt; show <text:s text:c="63"/></text:p>
      <text:p text:style-name="P1"/>
      <text:p text:style-name="P1">^C</text:p>
      <text:p text:style-name="P1">mysql&gt;<text:span text:style-name="T4"> insert into pet values('Claws,'Gwen'cat,'m','1994-03-17');</text:span></text:p>
      <text:p text:style-name="P1"><text:s text:c="4"/>'&gt; ;</text:p>
      <text:p text:style-name="P1"><text:s text:c="4"/>'&gt; </text:p>
      <text:p text:style-name="P1"/>
      <text:p text:style-name="P1">^C</text:p>
      <text:p text:style-name="P1">mysql&gt; <text:span text:style-name="T4">insert into pet values('Claws','Gwen'cat','m','1994-03-17');</text:span></text:p>
      <text:p text:style-name="P1"><text:s text:c="4"/>'&gt; </text:p>
      <text:p text:style-name="P1"><text:s text:c="4"/>'&gt; </text:p>
      <text:p text:style-name="P1"><text:s text:c="4"/>'&gt; </text:p>
      <text:p text:style-name="P1"/>
      <text:p text:style-name="P1"><text:soft-page-break/>mysql&gt; insert into pet values('Claws','Gwen','cat','m','1994-03-17',NULL);</text:p>
      <text:p text:style-name="P1">Query OK, 1 row affected (0.41 sec)</text:p>
      <text:p text:style-name="P1"/>
      <text:p text:style-name="P1">mysql&gt; insert into pet values('Buffy','Harold','dog','f','1989-05-13',NULL);</text:p>
      <text:p text:style-name="P1">Query OK, 1 row affected (0.17 sec)</text:p>
      <text:p text:style-name="P1"/>
      <text:p text:style-name="P1">mysql&gt; <text:span text:style-name="T4">delete from pet where name='Buffy';</text:span></text:p>
      <text:p text:style-name="P1">Query OK, 1 row affected (0.18 sec)</text:p>
      <text:p text:style-name="P1"/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| Claws <text:s/>| Gwen <text:s text:c="2"/>| cat <text:s text:c="4"/>| m <text:s text:c="5"/>| 1994-03-17 | NULL <text:s/>|</text:p>
      <text:p text:style-name="P1">| Fluffy | Harold | cat <text:s text:c="4"/>| f <text:s text:c="5"/>| 1993-02-04 | NULL <text:s/>|</text:p>
      <text:p text:style-name="P1">+--------+--------+---------+--------+------------+-------+</text:p>
      <text:p text:style-name="P1">2 rows in set (0.00 sec)</text:p>
      <text:p text:style-name="P1"/>
      <text:p text:style-name="P1">mysql&gt; insert into pet values('Buffy','Harold','dog','f','1989-05-13',NULL);</text:p>
      <text:p text:style-name="P1">Query OK, 1 row affected (0.12 sec)</text:p>
      <text:p text:style-name="P1"/>
      <text:p text:style-name="P1">mysql&gt; <text:span text:style-name="T4">update pet set birth='1989-08-31' where name='Fluffy';</text:span></text:p>
      <text:p text:style-name="P1">Query OK, 1 row affected (0.74 sec)</text:p>
      <text:p text:style-name="P1">Rows matched: 1 <text:s/>Changed: 1 <text:s/>Warnings: 0</text:p>
      <text:p text:style-name="P1"/>
      <text:p text:style-name="P1">mysql&gt; select * from pet;</text:p>
      <text:p text:style-name="P1">+--------+--------+---------+--------+------------+-------+</text:p>
      <text:p text:style-name="P1"><text:soft-page-break/>| name <text:s text:c="2"/>| owner <text:s/>| species | gender | birth <text:s text:c="5"/>| death |</text:p>
      <text:p text:style-name="P1">+--------+--------+---------+--------+------------+-------+</text:p>
      <text:p text:style-name="P1">| Buffy <text:s/>| Harold | dog <text:s text:c="4"/>| f <text:s text:c="5"/>| 1989-05-13 | NULL <text:s/>|</text:p>
      <text:p text:style-name="P1">| Claws <text:s/>| Gwen <text:s text:c="2"/>| cat <text:s text:c="4"/>| m <text:s text:c="5"/>| 1994-03-17 | NULL <text:s/>|</text:p>
      <text:p text:style-name="P1">| Fluffy | Harold | cat <text:s text:c="4"/>| f <text:s text:c="5"/>| 1989-08-31 | NULL <text:s/>|</text:p>
      <text:p text:style-name="P1">+--------+--------+---------+--------+------------+-------+</text:p>
      <text:p text:style-name="P1">3 rows in set (0.00 sec)</text:p>
      <text:p text:style-name="P1"/>
      <text:p text:style-name="P1">mysql&gt; insert into pet values('Chirpy','Gwen','bird','f','1998-08-12',NULL);</text:p>
      <text:p text:style-name="P1">Query OK, 1 row affected (0.13 sec)</text:p>
      <text:p text:style-name="P1"/>
      <text:p text:style-name="P1">mysql&gt; <text:span text:style-name="T4">select name,birth from pet order by birth;</text:span></text:p>
      <text:p text:style-name="P1">+--------+------------+</text:p>
      <text:p text:style-name="P1">| name <text:s text:c="2"/>| birth <text:s text:c="5"/>|</text:p>
      <text:p text:style-name="P1">+--------+------------+</text:p>
      <text:p text:style-name="P1">| Buffy <text:s/>| 1989-05-13 |</text:p>
      <text:p text:style-name="P1">| Fluffy | 1989-08-31 |</text:p>
      <text:p text:style-name="P1">| Claws <text:s/>| 1994-03-17 |</text:p>
      <text:p text:style-name="P1">| Chirpy | 1998-08-12 |</text:p>
      <text:p text:style-name="P1">+--------+------------+</text:p>
      <text:p text:style-name="P1">4 rows in set (0.00 sec)</text:p>
      <text:p text:style-name="P1"/>
      <text:p text:style-name="P1">mysql&gt; <text:span text:style-name="T4">select name,birth from pet order by birth DESC;</text:span></text:p>
      <text:p text:style-name="P1">+--------+------------+</text:p>
      <text:p text:style-name="P1">| name <text:s text:c="2"/>| birth <text:s text:c="5"/>|</text:p>
      <text:p text:style-name="P1">+--------+------------+</text:p>
      <text:p text:style-name="P1">| Chirpy | 1998-08-12 |</text:p>
      <text:p text:style-name="P1">| Claws <text:s/>| 1994-03-17 |</text:p>
      <text:p text:style-name="P1">| Fluffy | 1989-08-31 |</text:p>
      <text:p text:style-name="P1">| Buffy <text:s/>| 1989-05-13 |</text:p>
      <text:p text:style-name="P1"><text:soft-page-break/>+--------+------------+</text:p>
      <text:p text:style-name="P1">4 rows in set (0.00 sec)</text:p>
      <text:p text:style-name="P1"/>
      <text:p text:style-name="P1">mysql&gt; <text:span text:style-name="T4">select name,species ,birth from pet order by species,birth desc;</text:span></text:p>
      <text:p text:style-name="P1">+--------+---------+------------+</text:p>
      <text:p text:style-name="P1">| name <text:s text:c="2"/>| species | birth <text:s text:c="5"/>|</text:p>
      <text:p text:style-name="P1">+--------+---------+------------+</text:p>
      <text:p text:style-name="P1">| Chirpy | bird <text:s text:c="3"/>| 1998-08-12 |</text:p>
      <text:p text:style-name="P1">| Claws <text:s/>| cat <text:s text:c="4"/>| 1994-03-17 |</text:p>
      <text:p text:style-name="P1">| Fluffy | cat <text:s text:c="4"/>| 1989-08-31 |</text:p>
      <text:p text:style-name="P1">| Buffy <text:s/>| dog <text:s text:c="4"/>| 1989-05-13 |</text:p>
      <text:p text:style-name="P1">+--------+---------+------------+</text:p>
      <text:p text:style-name="P1">4 rows in set (0.00 sec)</text:p>
      <text:p text:style-name="P1"/>
      <text:p text:style-name="P1">mysql&gt; <text:span text:style-name="T4">select name,birth,curdate(),</text:span></text:p>
      <text:p text:style-name="P2"><text:s text:c="4"/>-&gt; (year(curdate())-year(birth))-</text:p>
      <text:p text:style-name="P2"><text:s text:c="4"/>-&gt; (right(curdate(),5)&lt;right(birth,5))</text:p>
      <text:p text:style-name="P2"><text:s text:c="4"/>-&gt; as age</text:p>
      <text:p text:style-name="P2"><text:s text:c="4"/>-&gt; from pet;</text:p>
      <text:p text:style-name="P1">+--------+------------+------------+------+</text:p>
      <text:p text:style-name="P1">| name <text:s text:c="2"/>| birth <text:s text:c="5"/>| curdate() <text:s/>| age <text:s/>|</text:p>
      <text:p text:style-name="P1">+--------+------------+------------+------+</text:p>
      <text:p text:style-name="P1">| Buffy <text:s/>| 1989-05-13 | 2020-09-05 | <text:s text:c="2"/>31 |</text:p>
      <text:p text:style-name="P1">| Chirpy | 1998-08-12 | 2020-09-05 | <text:s text:c="2"/>22 |</text:p>
      <text:p text:style-name="P1">| Claws <text:s/>| 1994-03-17 | 2020-09-05 | <text:s text:c="2"/>26 |</text:p>
      <text:p text:style-name="P1">| Fluffy | 1989-08-31 | 2020-09-05 | <text:s text:c="2"/>31 |</text:p>
      <text:p text:style-name="P1">+--------+------------+------------+------+</text:p>
      <text:p text:style-name="P1">4 rows in set (0.00 sec)</text:p>
      <text:p text:style-name="P1"/>
      <text:p text:style-name="P1">mysql&gt; select name,birth,curdate(),</text:p>
      <text:p text:style-name="P1"><text:soft-page-break/><text:s text:c="4"/>-&gt; <text:s text:c="4"/>-&gt; (year(curdate())-year(birth))-</text:p>
      <text:p text:style-name="P1"><text:s text:c="4"/>-&gt; <text:s text:c="4"/>-&gt; (year(curdate())-year(birth))-</text:p>
      <text:p text:style-name="P1"/>
      <text:p text:style-name="P1">^C</text:p>
      <text:p text:style-name="P1">mysql&gt; select * from pet;</text:p>
      <text:p text:style-name="P1">+--------+--------+---------+--------+------------+-------+</text:p>
      <text:p text:style-name="P1">| name <text:s text:c="2"/>| owner <text:s/>| species | gender | birth <text:s text:c="5"/>| death |</text:p>
      <text:p text:style-name="P1">+--------+--------+---------+--------+------------+-------+</text:p>
      <text:p text:style-name="P1">| Buffy <text:s/>| Harold | dog <text:s text:c="4"/>| f <text:s text:c="5"/>| 1989-05-13 | NULL <text:s/>|</text:p>
      <text:p text:style-name="P1">| Chirpy | Gwen <text:s text:c="2"/>| bird <text:s text:c="3"/>| f <text:s text:c="5"/>| 1998-08-12 | NULL <text:s/>|</text:p>
      <text:p text:style-name="P1">| Claws <text:s/>| Gwen <text:s text:c="2"/>| cat <text:s text:c="4"/>| m <text:s text:c="5"/>| 1994-03-17 | NULL <text:s/>|</text:p>
      <text:p text:style-name="P1">| Fluffy | Harold | cat <text:s text:c="4"/>| f <text:s text:c="5"/>| 1989-08-31 | NULL <text:s/>|</text:p>
      <text:p text:style-name="P1">+--------+--------+---------+--------+------------+-------+</text:p>
      <text:p text:style-name="P1">4 rows in set (0.00 sec)</text:p>
      <text:p text:style-name="P1"/>
      <text:p text:style-name="P1">mysql&gt; <text:span text:style-name="T4">select owner,count(*) from pet group by owner;</text:span></text:p>
      <text:p text:style-name="P1">+--------+----------+</text:p>
      <text:p text:style-name="P1">| owner <text:s/>| count(*) |</text:p>
      <text:p text:style-name="P1">+--------+----------+</text:p>
      <text:p text:style-name="P1">| Harold | <text:s text:c="7"/>2 |</text:p>
      <text:p text:style-name="P1">| Gwen <text:s text:c="2"/>| <text:s text:c="7"/>2 |</text:p>
      <text:p text:style-name="P1">+--------+----------+</text:p>
      <text:p text:style-name="P1">2 rows in set (0.10 sec)</text:p>
      <text:p text:style-name="P1"/>
      <text:p text:style-name="P1">mysql&gt; <text:span text:style-name="T4">select species,gender,count(*) from pet where species='dog' or species='cat' group by species,gender;</text:span></text:p>
      <text:p text:style-name="P1">+---------+--------+----------+</text:p>
      <text:p text:style-name="P1">| species | gender | count(*) |</text:p>
      <text:p text:style-name="P1">+---------+--------+----------+</text:p>
      <text:p text:style-name="P1">| dog <text:s text:c="4"/>| f <text:s text:c="5"/>| <text:s text:c="7"/>1 |</text:p>
      <text:p text:style-name="P1">| cat <text:s text:c="4"/>| m <text:s text:c="5"/>| <text:s text:c="7"/>1 |</text:p>
      <text:p text:style-name="P1"><text:soft-page-break/>| cat <text:s text:c="4"/>| f <text:s text:c="5"/>| <text:s text:c="7"/>1 |</text:p>
      <text:p text:style-name="P1">+---------+--------+----------+</text:p>
      <text:p text:style-name="P1">3 rows in set (0.00 sec)</text:p>
      <text:p text:style-name="P1"/>
      <text:p text:style-name="P1">mysql&gt; <text:span text:style-name="T4">select * from pet where name REGEXP '^b';</text:span></text:p>
      <text:p text:style-name="P1">+-------+--------+---------+--------+------------+-------+</text:p>
      <text:p text:style-name="P1">| name <text:s/>| owner <text:s/>| species | gender | birth <text:s text:c="5"/>| death |</text:p>
      <text:p text:style-name="P1">+-------+--------+---------+--------+------------+-------+</text:p>
      <text:p text:style-name="P1">| Buffy | Harold | dog <text:s text:c="4"/>| f <text:s text:c="5"/>| 1989-05-13 | NULL <text:s/>|</text:p>
      <text:p text:style-name="P1">+-------+--------+---------+--------+------------+-------+</text:p>
      <text:p text:style-name="P1">1 row in set (0.05 sec)</text:p>
      <text:p text:style-name="P1"/>
      <text:p text:style-name="P1">mysql&gt; <text:span text:style-name="T4">select * from pet where name REGEXP 'y^';</text:span></text:p>
      <text:p text:style-name="P1">Empty set (0.00 sec)</text:p>
      <text:p text:style-name="P1"/>
      <text:p text:style-name="P1">mysql&gt;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3:17:29.071857773</meta:creation-date>
    <meta:editing-duration>P1DT19H30M1S</meta:editing-duration>
    <meta:editing-cycles>5</meta:editing-cycles>
    <meta:generator>LibreOffice/6.4.4.2$Linux_X86_64 LibreOffice_project/40$Build-2</meta:generator>
    <dc:date>2020-09-12T21:06:42.252199516</dc:date>
    <meta:document-statistic meta:table-count="0" meta:image-count="0" meta:object-count="0" meta:page-count="13" meta:paragraph-count="305" meta:word-count="1707" meta:character-count="10681" meta:non-whitespace-character-count="8730"/>
  </office:meta>
</office:document-meta>
</file>